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356a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fo:font-style="normal" officeooo:rsid="03c19d62" style:font-style-asian="normal" style:font-style-complex="normal"/>
    </style:style>
    <style:style style:name="T138" style:family="text">
      <style:text-properties fo:font-style="normal" officeooo:rsid="03c356ab" style:font-style-asian="normal" style:font-style-complex="normal"/>
    </style:style>
    <style:style style:name="T139" style:family="text">
      <style:text-properties officeooo:rsid="000a14f6"/>
    </style:style>
    <style:style style:name="T140" style:family="text">
      <style:text-properties officeooo:rsid="005714b7"/>
    </style:style>
    <style:style style:name="T141" style:family="text">
      <style:text-properties officeooo:rsid="00880dbe"/>
    </style:style>
    <style:style style:name="T142" style:family="text">
      <style:text-properties officeooo:rsid="007c6d62"/>
    </style:style>
    <style:style style:name="T143" style:family="text">
      <style:text-properties officeooo:rsid="00836784"/>
    </style:style>
    <style:style style:name="T144" style:family="text">
      <style:text-properties officeooo:rsid="01e21ff5"/>
    </style:style>
    <style:style style:name="T145" style:family="text">
      <style:text-properties officeooo:rsid="0233449b"/>
    </style:style>
    <style:style style:name="T146" style:family="text">
      <style:text-properties officeooo:rsid="02317916"/>
    </style:style>
    <style:style style:name="T147" style:family="text">
      <style:text-properties officeooo:rsid="023d18e5"/>
    </style:style>
    <style:style style:name="T148" style:family="text">
      <style:text-properties officeooo:rsid="02867bcd"/>
    </style:style>
    <style:style style:name="T149" style:family="text">
      <style:text-properties officeooo:rsid="0063a409"/>
    </style:style>
    <style:style style:name="T150" style:family="text">
      <style:text-properties style:font-name="EB Garamond 12 All SC" fo:font-style="normal" officeooo:rsid="032f4d78" style:font-style-asian="normal" style:font-style-complex="normal"/>
    </style:style>
    <style:style style:name="T151" style:family="text">
      <style:text-properties style:font-name="EB Garamond 12 All SC" fo:font-style="normal" officeooo:rsid="033d7c9b" style:font-style-asian="normal" style:font-style-complex="normal"/>
    </style:style>
    <style:style style:name="T152" style:family="text">
      <style:text-properties style:font-name="EB Garamond 12 All SC" fo:font-style="normal" officeooo:rsid="033e9fb4" style:font-style-asian="normal" style:font-style-complex="normal"/>
    </style:style>
    <style:style style:name="T153" style:family="text">
      <style:text-properties officeooo:rsid="0340943a"/>
    </style:style>
    <style:style style:name="T154" style:family="text">
      <style:text-properties officeooo:rsid="0342108c"/>
    </style:style>
    <style:style style:name="T155" style:family="text">
      <style:text-properties officeooo:rsid="03430102"/>
    </style:style>
    <style:style style:name="T156" style:family="text">
      <style:text-properties officeooo:rsid="03432058"/>
    </style:style>
    <style:style style:name="T157" style:family="text">
      <style:text-properties officeooo:rsid="0344d082"/>
    </style:style>
    <style:style style:name="T158" style:family="text">
      <style:text-properties officeooo:rsid="034a2232"/>
    </style:style>
    <style:style style:name="T159" style:family="text">
      <style:text-properties officeooo:rsid="034f9051"/>
    </style:style>
    <style:style style:name="T160" style:family="text">
      <style:text-properties officeooo:rsid="0350d3c0"/>
    </style:style>
    <style:style style:name="T16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48">8</text:span></text:p>
      <text:p text:style-name="P25"/>
      <text:p text:style-name="P25"/>
      <text:p text:style-name="P21">© 201<text:span text:style-name="T148">8</text:span> by Wolfgang Skala. This edition is licensed under the<text:span text:style-name="T158"><text:line-break/></text:span>Creative Commons Attribution<text:span text:style-name="T141">-NonCommercial-ShareAlike</text:span> 4.0 International License.<text:span text:style-name="T158"><text:line-break/></text:span>To view a copy of this license, visit http://creativecommons.org/licenses/by<text:span text:style-name="T142">-nc-sa</text:span>/4.0/.</text:p>
      <text:p text:style-name="P20"/>
      <text:p text:style-name="P22">Music engraving by LilyPond 2.18.0 (http://www.lilypond.org).<text:span text:style-name="T140"><text:line-break/>Front matter</text:span> typeset with EB Garamond (http://www.georgduffner.at/ebgaramond).</text:p>
      <text:p text:style-name="P25"/>
      <text:p text:style-name="P19">First <text:span text:style-name="T144">version</text:span>, <text:span text:style-name="T153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4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59">9</text:span>-D-<text:span text:style-name="T159">3</text:span>).</text:p>
      <text:p text:style-name="P5"/>
      <text:p text:style-name="P7">In general, this edition closely follows the autograph. Any changes <text:span text:style-name="T13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1">Abbreviations: A, alto; B, bass;<text:span text:style-name="T147"> clno, clarino; Ms, manuscript; o</text:span>rg, basses and organ; <text:span text:style-name="T147">r, rest;</text:span> S,<text:span text:style-name="T160"> </text:span>soprano; T<text:span text:style-name="T143">, </text:span>tenor; <text:span text:style-name="T161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50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37"><text:line-break/><text:line-break/></text:span><text:span text:style-name="T138">183<text:tab/>A<text:tab/></text:span><text:span text:style-name="T137">6th to last eighth in Ms: </text:span><text:span text:style-name="T138">d</text:span><text:span text:style-name="T137">′8–</text:span><text:span text:style-name="T138">g′</text:span><text:span text:style-name="T137">4</text:span><text:span text:style-name="T138"><text:line-break/></text:span><text:span text:style-name="T137">188<text:tab/>org<text:tab/>6th to last eighth in Ms: g′8–c″4</text:span><text:span text:style-name="T18"><text:line-break/><text:line-break/></text:span><text:soft-page-break/><text:span text:style-name="T18"><text:line-break/><text:line-break/></text:span><text:span text:style-name="T151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2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6">wolfgang</text:span> (at) <text:span text:style-name="T145">esser-skala</text:span>.at<text:span text:style-name="T146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1">Salzburg, </text:span><text:span text:style-name="T20">March</text:span><text:span text:style-name="T11"> 201</text:span><text:span text:style-name="T13">8</text:span><text:line-break/>Wolfgang Skala</text:p>
      <text:p text:style-name="P33"/>
      <text:p text:style-name="P30"><text:span text:style-name="T158"><text:line-break/></text:span>C O N T E N T S</text:p>
      <text:p text:style-name="P24"/>
      <text:p text:style-name="P23"/>
      <text:p text:style-name="P18"><text:span text:style-name="T154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5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6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6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7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4T22:59:09.374956362</dc:date>
    <dc:creator>Wolfgang Skala</dc:creator>
    <meta:editing-duration>P9DT20H51M47S</meta:editing-duration>
    <meta:editing-cycles>883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44" meta:character-count="5876" meta:non-whitespace-character-count="4639"/>
  </office:meta>
</office:document-meta>
</file>